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9000002079DA3A32ABEFC88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1.607cm, 2.12cm, 0cm, 2.4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2.815cm" svg:height="11.176cm" draw:z-index="0"><draw:image xlink:href="Pictures/10000000000002B9000002079DA3A32ABEFC88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2:32:22.238781690</meta:creation-date>
    <dc:date>2016-12-30T22:43:26.147812886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